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text-properties style:text-underline-style="non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Adelstein</text:p>
      <text:p text:style-name="Standard">Summer 2012, Middlebury College</text:p>
      <text:p text:style-name="Standard">Advisor, David Kauchak</text:p>
      <text:p text:style-name="Standard">Notes for Week 1</text:p>
      <text:p text:style-name="Standard"/>
      <text:p text:style-name="Standard"><text:tab/>In the first week of the 2012 summer research session the lexical simplification team focused on a handful of tasks. We reviewed related work already done in the lexical simplification field, labeled 100 contexts by hand to acquaint ourselves with the problem, began to program an elementary lexical simplification system, and reviewed research done on Mechanical Turk to prepare for our own data collection. </text:p>
      <text:p text:style-name="Standard"/>
      <text:p text:style-name="Standard"><text:tab/>In our review of related work we mainly focused on work done for the English Lexical Simplification task at SemEval-2012. We mainly focused on previously attempted techniques to better understand the problem at hand and establish a base of knowledge for further work. The prominent techniques we noticed included the following. Jauhar and Specia used a <text:s/>combination of psycholinguistic features and frequency of appearances in observed n-grams to rank the substitute candidates. This approach proved to be the most effective in comparison to the other approaches prepared for the task but failed to exceed the simple frequency baseline. Other approaches were read but not by the me or were difficult to understand.</text:p>
      <text:p text:style-name="Standard"/>
      <text:p text:style-name="Standard"><text:tab/>Individually we ranked 50 candidate lists by hand. We did this to experience first hand the problems associated with lexical substitution. Our main concerns when ranking the candidates turned out to be word sense ambiguity, grammatical sense, and our preconceived notion of simplicity. My kappa score against the gold labels was .33177 and Teddy's was .33585. Although our labels scored similarly against the gold labels our inter-annotator score was only .190865. We also labeled an additional 50 contexts as a pair. I do not have the file as it is on Teddy's account but it scored ~.44 against the gold labels. <text:s/></text:p>
      <text:p text:style-name="Standard"/>
      <text:p text:style-name="Standard"><text:tab/>We noticed that although our inter-annotator kappa score was poor we commonly agreed on the simplest or most complex word. We agreed on .48 of top ranked simplest words when we did the labels separately. The inter-annotator kappa score for our simplest words was .3092; much better than our overall inter-annotator kappa score. I calculated this score by calculated a kappa score for each context where our simplest rank agreed. I then averaged all those individual scores. </text:p>
      <text:p text:style-name="Standard"/>
      <text:p text:style-name="Standard"><text:tab/>During this week we also began development of our system to do lexical substitution. So far I have implemented a limited word frequency calculator that will return a hash table of words in an input <text:s/>document and how many times they appear in that document. This code does have limitations in that it counts every string including punctuation and I do not know if it deals well with words adjacent to punctuation such as 'professor' vs. 'professor.' The format of the corpus I have now also has article labels that the system counts as well in the hash table.</text:p>
      <text:p text:style-name="Standard"/>
      <text:p text:style-name="Standard"><text:tab/>Lastly I have investigated the use of the Amazon service Mechanical Turk for collecting data. There are numerous scholarly articles that point to Mturk as good resource for data collection. The population of turkers is international and well-educated. Tasks are completed fairly quickly and for very little money. Research has shown the quality of data to be on par with other online and offline forms of data collection. There has also been research into methods to ensure quality such as pre-screening turkers against gold labels, weighing turkers response based upon agreement with the entire population and adjusting labels based on recoverable error.</text:p>
      <text:p text:style-name="Standard"/>
      <text:p text:style-name="P1"><text:soft-page-break/>Papers and References</text:p>
      <text:p text:style-name="P1"><text:span text:style-name="T1"/></text:p>
      <text:p text:style-name="P2">Johannsen A., et al.; <text:span text:style-name="T2">EMNLP@CPH: Is Frequency all there is to simplicity?</text:span></text:p>
      <text:list xml:id="list325349590" text:style-name="L1">
        <text:list-item>
          <text:list>
            <text:list-item>
              <text:p text:style-name="P3">very loquacious paper</text:p>
            </text:list-item>
            <text:list-item>
              <text:p text:style-name="P3">model simplicity with various attributes:</text:p>
              <text:list>
                <text:list-item>
                  <text:p text:style-name="P3">frequency in simple Wiki and liklihood of finding in simple vs normal</text:p>
                </text:list-item>
                <text:list-item>
                  <text:p text:style-name="P3">characters used to make up word</text:p>
                </text:list-item>
                <text:list-item>
                  <text:p text:style-name="P3">n-grams from a web corpus</text:p>
                </text:list-item>
              </text:list>
            </text:list-item>
          </text:list>
        </text:list-item>
      </text:list>
      <text:p text:style-name="P2"/>
      <text:p text:style-name="P2">Biran O., et al. ; <text:span text:style-name="T2">Putting it Simply: a Context-Aware Approach to Lexical Simplification</text:span></text:p>
      <text:list xml:id="list311075617" text:style-name="L2">
        <text:list-item>
          <text:list>
            <text:list-item>
              <text:p text:style-name="P4">evaluated simplicity on 3 criteria</text:p>
              <text:list>
                <text:list-item>
                  <text:p text:style-name="P4">preservation of grammaticality</text:p>
                </text:list-item>
                <text:list-item>
                  <text:p text:style-name="P4">preservation of meaning</text:p>
                </text:list-item>
                <text:list-item>
                  <text:p text:style-name="P4">degree of simplification</text:p>
                </text:list-item>
              </text:list>
            </text:list-item>
            <text:list-item>
              <text:p text:style-name="P4">used context vector: represented number of times a word appeared in a 10 token window</text:p>
            </text:list-item>
            <text:list-item>
              <text:p text:style-name="P4">filtered all possible word pairs to prune common lemma words and differing tenses</text:p>
            </text:list-item>
            <text:list-item>
              <text:p text:style-name="P4">compared similarity between target word and sentence in case word was uses because of its complexity</text:p>
            </text:list-item>
            <text:list-item>
              <text:p text:style-name="P4">compared target and candidate words similarity to context to confirm sense of the word</text:p>
            </text:list-item>
          </text:list>
        </text:list-item>
      </text:list>
      <text:p text:style-name="P2"/>
      <text:p text:style-name="P2">Juahar, Specia; <text:span text:style-name="T2">UOW-SHEF: Simplex – Lexical Simplicity Ranking based on Contextual and Psycholinguistic Features</text:span></text:p>
      <text:list xml:id="list1909468445" text:style-name="L3">
        <text:list-item>
          <text:list>
            <text:list-item>
              <text:p text:style-name="P5"><text:span text:style-name="T3">pops surrounding words when substituting and does n-gram searches to preserve grammar</text:span></text:p>
            </text:list-item>
            <text:list-item>
              <text:p text:style-name="P5"><text:span text:style-name="T3">considers all possible orderings of words when doing n-gram searches</text:span></text:p>
            </text:list-item>
            <text:list-item>
              <text:p text:style-name="P5"><text:span text:style-name="T3">uses the MRC Psycholinguistic Database and Bristol Norms to assign attributes to wo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8T16:31:12</meta:creation-date>
    <meta:editing-duration>PT45M51S</meta:editing-duration>
    <meta:editing-cycles>3</meta:editing-cycles>
    <meta:generator>LibreOffice/3.3$Unix LibreOffice_project/330m19$Build-401</meta:generator>
    <meta:initial-creator>Patrick Adelstein</meta:initial-creator>
    <dc:date>2012-06-11T11:57:07</dc:date>
    <dc:creator>Patrick Adelstein</dc:creator>
    <meta:document-statistic meta:table-count="0" meta:image-count="0" meta:object-count="0" meta:page-count="2" meta:paragraph-count="30" meta:word-count="765" meta:character-count="4715"/>
  </office:meta>
</office:document-meta>
</file>